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Menlo1" svg:font-family="Menlo, Monaco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682" officeooo:paragraph-rsid="00035682"/>
    </style:style>
    <style:style style:name="P2" style:family="paragraph" style:parent-style-name="Standard">
      <style:paragraph-properties fo:text-align="center" style:justify-single-word="false"/>
      <style:text-properties fo:font-size="16pt" officeooo:rsid="00035682" officeooo:paragraph-rsid="00035682" style:font-size-asian="16pt" style:font-size-complex="16pt"/>
    </style:style>
    <style:style style:name="P3" style:family="paragraph" style:parent-style-name="Standard">
      <style:text-properties officeooo:rsid="00035682" officeooo:paragraph-rsid="00035682"/>
    </style:style>
    <style:style style:name="P4" style:family="paragraph" style:parent-style-name="Standard">
      <style:text-properties officeooo:rsid="0004da24" officeooo:paragraph-rsid="0004da24"/>
    </style:style>
    <style:style style:name="P5" style:family="paragraph" style:parent-style-name="Standard">
      <style:text-properties officeooo:rsid="0004da24" officeooo:paragraph-rsid="0007a3cb"/>
    </style:style>
    <style:style style:name="P6" style:family="paragraph" style:parent-style-name="Standard">
      <style:text-properties style:text-underline-style="solid" style:text-underline-width="auto" style:text-underline-color="font-color" officeooo:rsid="0004da24" officeooo:paragraph-rsid="0004da24" fo:background-color="#cccccc"/>
    </style:style>
    <style:style style:name="P7" style:family="paragraph" style:parent-style-name="Standard">
      <style:text-properties style:text-underline-style="solid" style:text-underline-width="auto" style:text-underline-color="font-color" officeooo:rsid="0007de7b" officeooo:paragraph-rsid="0007de7b" fo:background-color="#cccccc"/>
    </style:style>
    <style:style style:name="P8" style:family="paragraph" style:parent-style-name="Standard">
      <style:text-properties style:text-underline-style="solid" style:text-underline-width="auto" style:text-underline-color="font-color" officeooo:rsid="0009aa44" officeooo:paragraph-rsid="0009aa44" fo:background-color="#cccccc"/>
    </style:style>
    <style:style style:name="P9" style:family="paragraph" style:parent-style-name="Standard">
      <style:text-properties officeooo:paragraph-rsid="0004da24"/>
    </style:style>
    <style:style style:name="P10" style:family="paragraph" style:parent-style-name="Standard">
      <style:text-properties officeooo:rsid="0007a3cb" officeooo:paragraph-rsid="0007a3cb"/>
    </style:style>
    <style:style style:name="P11" style:family="paragraph" style:parent-style-name="Standard">
      <style:text-properties officeooo:rsid="0007de7b" officeooo:paragraph-rsid="0007de7b"/>
    </style:style>
    <style:style style:name="P12" style:family="paragraph" style:parent-style-name="Standard">
      <style:text-properties officeooo:rsid="0007de7b" officeooo:paragraph-rsid="000817c4"/>
    </style:style>
    <style:style style:name="P13" style:family="paragraph" style:parent-style-name="Standard">
      <style:text-properties officeooo:rsid="0007de7b" officeooo:paragraph-rsid="0009aa44"/>
    </style:style>
    <style:style style:name="P14" style:family="paragraph" style:parent-style-name="Standard">
      <style:text-properties officeooo:rsid="0009aa44" officeooo:paragraph-rsid="0009aa44"/>
    </style:style>
    <style:style style:name="T1" style:family="text">
      <style:text-properties officeooo:rsid="0004da24"/>
    </style:style>
    <style:style style:name="T2" style:family="text">
      <style:text-properties fo:font-variant="normal" fo:text-transform="none" fo:color="#2f4f4f" style:font-name="Menlo1" fo:letter-spacing="normal" fo:font-style="normal" fo:font-weight="normal" fo:background-color="transparent" loext:char-shading-value="0"/>
    </style:style>
    <style:style style:name="T3" style:family="text">
      <style:text-properties officeooo:rsid="0007a3cb"/>
    </style:style>
    <style:style style:name="T4" style:family="text">
      <style:text-properties officeooo:rsid="000817c4"/>
    </style:style>
    <style:style style:name="T5" style:family="text">
      <style:text-properties officeooo:rsid="0009aa44"/>
    </style:style>
    <style:style style:name="T6" style:family="text">
      <style:text-properties fo:color="#ce181e" officeooo:rsid="0009aa44"/>
    </style:style>
    <style:style style:name="T7" style:family="text">
      <style:text-properties fo:color="#000000" officeooo:rsid="0009aa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ypescript</text:p>
      <text:p text:style-name="P1"/>
      <text:p text:style-name="P1"/>
      <text:p text:style-name="P1"/>
      <text:p text:style-name="P1"/>
      <text:p text:style-name="P1"><text:a xlink:type="simple" xlink:href="http://www.typescript.org/" text:style-name="Internet_20_link" text:visited-style-name="Visited_20_Internet_20_Link">www.typescriptlang.org</text:a> <text:s text:c="3"/>&gt; Handbook</text:p>
      <text:p text:style-name="P1"><text:a xlink:type="simple" xlink:href="https://www.grafikart.fr/tutoriels/javascript/typescript-781" text:style-name="Internet_20_link" text:visited-style-name="Visited_20_Internet_20_Link">https://www.grafikart.fr/tutoriels/javascript/typescript-781</text:a> </text:p>
      <text:p text:style-name="P1"/>
      <text:p text:style-name="P6">Installation</text:p>
      <text:p text:style-name="P4"/>
      <text:p text:style-name="P4">Pour installer le transpiler (compilateur des .ts en .js) :</text:p>
      <text:p text:style-name="P4">Installer node.js (runtime javascript) + npm (gestionnaire de paquets) <text:s text:c="2"/>https://nodejs.org/en/</text:p>
      <text:p text:style-name="P9"><text:span text:style-name="T1">Installer typescript : <text:s text:c="2"/></text:span><text:span text:style-name="Source_20_Text"><text:span text:style-name="T2">npm install -g typescript</text:span></text:span></text:p>
      <text:p text:style-name="P10"/>
      <text:p text:style-name="P10">Développement avec visualStudioCode :</text:p>
      <text:p text:style-name="P5"><text:span text:style-name="T3">- Relancer </text:span></text:p>
      <text:p text:style-name="P5">- <text:span text:style-name="T3">pour une application complète, fichier de config à la racine de ton appli = tsconfig.json</text:span></text:p>
      <text:p text:style-name="P4"/>
      <text:p text:style-name="P4"/>
      <text:p text:style-name="P7">Compilation</text:p>
      <text:p text:style-name="P11"/>
      <text:p text:style-name="P11">tsc nomfichier.ts <text:s/>→ cree un fichier .js</text:p>
      <text:p text:style-name="P11">tsc --help <text:s text:c="2"/>→ donne toutes les options</text:p>
      <text:p text:style-name="P11">tsc -w --pretty <text:s/>nomfichier.ts</text:p>
      <text:p text:style-name="P11"><text:s text:c="14"/>compile dès la sauvegarde du fichier <text:s/>et donne des libellés erreurs compréhensible</text:p>
      <text:p text:style-name="P11"/>
      <text:p text:style-name="P11"/>
      <text:p text:style-name="P7">Typage</text:p>
      <text:p text:style-name="P14">(le ; <text:s/>n’est pas obligatoire en typescript)</text:p>
      <text:p text:style-name="P11"/>
      <text:p text:style-name="P11"><text:s/>→ des variables <text:s text:c="2"/>let a : number = 4556</text:p>
      <text:p text:style-name="P11"><text:tab/><text:tab/> <text:s text:c="5"/>let t: Array&lt;string&gt; <text:s text:c="5"/>ou let t: string[] <text:s text:c="3"/>(équivalent)</text:p>
      <text:p text:style-name="P12"><text:s/>→ des fonctions <text:s/></text:p>
      <text:p text:style-name="P12"><text:tab/>- function isPair(nombre: number): boolean { …. }</text:p>
      <text:p text:style-name="P11"><text:tab/>- si la fonction ne renvoie rien, ne rien mettre ou void</text:p>
      <text:p text:style-name="P12"><text:tab/>- si on ne sait pas ce qu’elle renvoie mettre any <text:s text:c="2"/><text:span text:style-name="T4">(à éviter)</text:span></text:p>
      <text:p text:style-name="P11"><text:tab/>- <text:s/><text:span text:style-name="T4">passage d’une fonction :</text:span></text:p>
      <text:p text:style-name="P11"><text:tab/><text:tab/><text:span text:style-name="T4">function isPair(nombre: number, callback: number =&gt; void): boolean { … }</text:span> </text:p>
      <text:p text:style-name="P11"><text:tab/>- <text:span text:style-name="T4">passage d’un objet =options</text:span></text:p>
      <text:p text:style-name="P11"><text:tab/><text:tab/><text:span text:style-name="T4">function isPair(nombre: number, options: {a: number, b: string}): boolean { …}</text:span></text:p>
      <text:p text:style-name="P11"><text:tab/><text:tab/><text:span text:style-name="T4">appel : isPair(2, {a: 2, b: ‘aze’})</text:span></text:p>
      <text:p text:style-name="P11"><text:tab/>- <text:span text:style-name="T4">paramètre optionnel : ?</text:span></text:p>
      <text:p text:style-name="P12"><text:tab/><text:tab/><text:span text:style-name="T4">function isPair(nombre: number, options: {a: number, b?: string}): boolean { …}</text:span></text:p>
      <text:p text:style-name="P12"><text:tab/>- <text:span text:style-name="T5">paramètre de plusieurs type possible :</text:span></text:p>
      <text:p text:style-name="P12"><text:tab/><text:tab/><text:span text:style-name="T5">function isPaire(nombre: </text:span><text:span text:style-name="T6">number | string</text:span><text:span text:style-name="T5">): boolean {</text:span></text:p>
      <text:p text:style-name="P12"><text:tab/><text:tab/><text:tab/><text:span text:style-name="T5">if (typeof nombre !== ‘number’) {</text:span></text:p>
      <text:p text:style-name="P13"><text:tab/><text:tab/><text:tab/><text:tab/><text:span text:style-name="T5">nombre = parseInt(</text:span><text:span text:style-name="T6">&lt;string&gt;</text:span><text:span text:style-name="T5">nombre, 10) <text:s text:c="2"/></text:span></text:p>
      <text:p text:style-name="P13"><text:span text:style-name="T5"><text:tab/><text:tab/><text:tab/><text:tab/><text:tab/><text:tab/> <text:s text:c="4"/></text:span><text:span text:style-name="T7">//&lt;string&gt; indique que c’est un string</text:span></text:p>
      <text:p text:style-name="P12"><text:tab/><text:tab/><text:tab/><text:span text:style-name="T5">}<text:tab/></text:span></text:p>
      <text:p text:style-name="P12"><text:tab/><text:tab/><text:tab/><text:span text:style-name="T5">return </text:span><text:span text:style-name="T6">&lt;number&gt;</text:span><text:span text:style-name="T5">nombre % 2 <text:s/>=== <text:s text:c="2"/>0</text:span></text:p>
      <text:p text:style-name="P12"><text:tab/><text:tab/><text:span text:style-name="T5">}</text:span></text:p>
      <text:p text:style-name="P12"/>
      <text:p text:style-name="P8"><text:soft-page-break/>Classes d’objets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Menlo1" svg:font-family="Menlo, Monaco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9:36:14.769000000</meta:creation-date>
    <meta:generator>LibreOffice/5.4.3.2$Windows_X86_64 LibreOffice_project/92a7159f7e4af62137622921e809f8546db437e5</meta:generator>
    <dc:date>2018-04-06T16:54:57.803000000</dc:date>
    <meta:editing-duration>PT2H57M28S</meta:editing-duration>
    <meta:editing-cycles>3</meta:editing-cycles>
    <meta:document-statistic meta:table-count="0" meta:image-count="0" meta:object-count="0" meta:page-count="2" meta:paragraph-count="39" meta:word-count="244" meta:character-count="1665" meta:non-whitespace-character-count="1357"/>
  </office:meta>
</office:document-meta>
</file>